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style:paragraph-properties fo:text-align="start"/>
      <style:text-properties style:font-size-asian="24pt"/>
    </style:style>
    <style:style style:name="P3" style:family="paragraph">
      <loext:graphic-properties draw:fill-color="#ffffff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Predicting the 2016 Election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 text:style-name="P1">Maureen Petterson</text:p>
            <text:p text:style-name="P2">Capstone II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5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13:26:54.969078723</meta:creation-date>
    <meta:editing-duration>PT1M52S</meta:editing-duration>
    <meta:editing-cycles>2</meta:editing-cycles>
    <meta:generator>LibreOffice/6.0.7.3$Linux_X86_64 LibreOffice_project/00m0$Build-3</meta:generator>
    <dc:title>Classy Red</dc:title>
    <dc:date>2020-05-15T13:28:47.571652354</dc:date>
    <meta:document-statistic meta:object-count="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